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1AC19FE18FAE1CA30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14bb52" officeooo:paragraph-rsid="0014bb52"/>
    </style:style>
    <style:style style:name="P3" style:family="paragraph" style:parent-style-name="Standard">
      <style:text-properties officeooo:rsid="002022d1" officeooo:paragraph-rsid="002022d1"/>
    </style:style>
    <style:style style:name="P4" style:family="paragraph" style:parent-style-name="Standard">
      <style:text-properties officeooo:rsid="001cacba" officeooo:paragraph-rsid="00283a2f"/>
    </style:style>
    <style:style style:name="P5" style:family="paragraph" style:parent-style-name="Standard">
      <style:text-properties officeooo:rsid="002104e0" officeooo:paragraph-rsid="00278c1f"/>
    </style:style>
    <style:style style:name="P6" style:family="paragraph" style:parent-style-name="Standard">
      <style:text-properties officeooo:rsid="00243bc2" officeooo:paragraph-rsid="00243bc2"/>
    </style:style>
    <style:style style:name="P7" style:family="paragraph" style:parent-style-name="Standard">
      <style:text-properties officeooo:rsid="0025b7c8" officeooo:paragraph-rsid="0025b7c8"/>
    </style:style>
    <style:style style:name="P8" style:family="paragraph" style:parent-style-name="Standard">
      <style:text-properties officeooo:rsid="0025b7c8" officeooo:paragraph-rsid="002faab3"/>
    </style:style>
    <style:style style:name="P9" style:family="paragraph" style:parent-style-name="Standard">
      <style:text-properties officeooo:rsid="00314144" officeooo:paragraph-rsid="00314144"/>
    </style:style>
    <style:style style:name="P10" style:family="paragraph" style:parent-style-name="Standard">
      <style:text-properties officeooo:rsid="0037e73a" officeooo:paragraph-rsid="0037e73a"/>
    </style:style>
    <style:style style:name="P11" style:family="paragraph" style:parent-style-name="Standard">
      <style:text-properties officeooo:rsid="0037e73a" officeooo:paragraph-rsid="003ab798"/>
    </style:style>
    <style:style style:name="P12" style:family="paragraph" style:parent-style-name="Standard">
      <style:text-properties officeooo:paragraph-rsid="003ab798"/>
    </style:style>
    <style:style style:name="P13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fo:font-size="24pt" fo:font-weight="bold" officeooo:rsid="0014386e" officeooo:paragraph-rsid="0014386e" style:font-size-asian="24pt" style:font-weight-asian="bold" style:font-size-complex="24pt" style:font-weight-complex="bold"/>
    </style:style>
    <style:style style:name="P14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15" style:family="paragraph" style:parent-style-name="Standard" style:list-style-name="L2">
      <style:text-properties officeooo:rsid="001ec22d" officeooo:paragraph-rsid="001ec22d"/>
    </style:style>
    <style:style style:name="P16" style:family="paragraph" style:parent-style-name="Standard">
      <style:text-properties officeooo:rsid="003ab798" officeooo:paragraph-rsid="003ab798"/>
    </style:style>
    <style:style style:name="P17" style:family="paragraph" style:parent-style-name="Standard">
      <style:text-properties officeooo:rsid="003ddb3f" officeooo:paragraph-rsid="003ddb3f"/>
    </style:style>
    <style:style style:name="P18" style:family="paragraph" style:parent-style-name="Standard" style:list-style-name="L1">
      <style:paragraph-properties fo:margin-top="0.0398in" fo:margin-bottom="0.0398in" loext:contextual-spacing="false"/>
      <style:text-properties officeooo:rsid="001ec22d" officeooo:paragraph-rsid="0014bb52"/>
    </style:style>
    <style:style style:name="P19" style:family="paragraph" style:parent-style-name="Standard" style:list-style-name="L1">
      <style:paragraph-properties fo:margin-top="0.0398in" fo:margin-bottom="0.0398in" loext:contextual-spacing="false"/>
      <style:text-properties officeooo:rsid="001ec22d" officeooo:paragraph-rsid="001ec22d"/>
    </style:style>
    <style:style style:name="P20" style:family="paragraph" style:parent-style-name="Text_20_body" style:list-style-name="L3">
      <style:text-properties officeooo:paragraph-rsid="003ab798"/>
    </style:style>
    <style:style style:name="T1" style:family="text">
      <style:text-properties fo:font-size="16pt" fo:font-weight="bold" officeooo:rsid="0014bb52" style:font-size-asian="16pt" style:font-weight-asian="bold" style:font-size-complex="16pt" style:font-weight-complex="bold"/>
    </style:style>
    <style:style style:name="T2" style:family="text">
      <style:text-properties officeooo:rsid="00168944"/>
    </style:style>
    <style:style style:name="T3" style:family="text">
      <style:text-properties officeooo:rsid="00178755"/>
    </style:style>
    <style:style style:name="T4" style:family="text">
      <style:text-properties officeooo:rsid="0018df4c"/>
    </style:style>
    <style:style style:name="T5" style:family="text">
      <style:text-properties officeooo:rsid="0019b1a2"/>
    </style:style>
    <style:style style:name="T6" style:family="text">
      <style:text-properties officeooo:rsid="001b6b85"/>
    </style:style>
    <style:style style:name="T7" style:family="text">
      <style:text-properties officeooo:rsid="002104e0"/>
    </style:style>
    <style:style style:name="T8" style:family="text">
      <style:text-properties officeooo:rsid="00220f31"/>
    </style:style>
    <style:style style:name="T9" style:family="text">
      <style:text-properties officeooo:rsid="0022aaed"/>
    </style:style>
    <style:style style:name="T10" style:family="text">
      <style:text-properties officeooo:rsid="00280cdd"/>
    </style:style>
    <style:style style:name="T11" style:family="text">
      <style:text-properties officeooo:rsid="00283a2f"/>
    </style:style>
    <style:style style:name="T12" style:family="text">
      <style:text-properties officeooo:rsid="00295922"/>
    </style:style>
    <style:style style:name="T13" style:family="text">
      <style:text-properties officeooo:rsid="0029d41b"/>
    </style:style>
    <style:style style:name="T14" style:family="text">
      <style:text-properties officeooo:rsid="002af0e5"/>
    </style:style>
    <style:style style:name="T15" style:family="text">
      <style:text-properties officeooo:rsid="002be73f"/>
    </style:style>
    <style:style style:name="T16" style:family="text">
      <style:text-properties officeooo:rsid="002faab3"/>
    </style:style>
    <style:style style:name="T17" style:family="text">
      <style:text-properties officeooo:rsid="00333da0"/>
    </style:style>
    <style:style style:name="T18" style:family="text">
      <style:text-properties officeooo:rsid="0034b3b3"/>
    </style:style>
    <style:style style:name="T19" style:family="text">
      <style:text-properties officeooo:rsid="0034f452"/>
    </style:style>
    <style:style style:name="T20" style:family="text">
      <style:text-properties officeooo:rsid="0035c12f"/>
    </style:style>
    <style:style style:name="T21" style:family="text">
      <style:text-properties officeooo:rsid="0037e73a"/>
    </style:style>
    <style:style style:name="T22" style:family="text">
      <style:text-properties officeooo:rsid="003910fa"/>
    </style:style>
    <style:style style:name="T23" style:family="text">
      <style:text-properties officeooo:rsid="003ab798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officeooo:rsid="003f8cf7"/>
    </style:style>
    <style:style style:name="T26" style:family="text">
      <style:text-properties officeooo:rsid="004182e3"/>
    </style:style>
    <style:style style:name="T27" style:family="text">
      <style:text-properties officeooo:rsid="00427c5e"/>
    </style:style>
    <style:style style:name="T28" style:family="text">
      <style:text-properties officeooo:rsid="0044d3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ITLE</text:p>
      <text:p text:style-name="P14">_______________________________________</text:p>
      <text:p text:style-name="P1"/>
      <text:p text:style-name="P1"><text:span text:style-name="T1">Week1</text:span> </text:p>
      <text:p text:style-name="P3">0. Introduction to the course</text:p>
      <text:p text:style-name="P2">1. what is python?</text:p>
      <text:p text:style-name="P2">2. instalar python</text:p>
      <text:list xml:id="list489732784" text:style-name="L1">
        <text:list-item>
          <text:p text:style-name="P18">windows 10</text:p>
        </text:list-item>
        <text:list-item>
          <text:p text:style-name="P19">ubuntu</text:p>
        </text:list-item>
      </text:list>
      <text:p text:style-name="P2">3. instalar VS Code <text:span text:style-name="T3">| abrir folder, crear archivo, guardar.. </text:span><text:span text:style-name="T4">archivos extensión.py</text:span></text:p>
      <text:list xml:id="list329822725" text:style-name="L2">
        <text:list-item>
          <text:p text:style-name="P15">windows 10</text:p>
        </text:list-item>
        <text:list-item>
          <text:p text:style-name="P15">ubuntu</text:p>
        </text:list-item>
      </text:list>
      <text:p text:style-name="P4">4. variables</text:p>
      <text:p text:style-name="P4"><text:span text:style-name="T7"><text:tab/>(don’t use space “use_this_for_variables”) </text:span><text:span text:style-name="T10">(actúan como contenedores?) </text:span><text:span text:style-name="T11">(compuesta de un <text:tab/>nombre y su valor)</text:span></text:p>
      <text:p text:style-name="P5">5. Comments</text:p>
      <text:p text:style-name="P5"><text:span text:style-name="T8"><text:tab/>(para otros para entender que es lo que hace tu código, </text:span><text:span text:style-name="T9">serás como si no existiera cuando corras <text:tab/>el código</text:span><text:span text:style-name="T8">)</text:span><text:span text:style-name="T9">(poner comentarios antes de funciones y métodos para recordar que hacen)</text:span></text:p>
      <text:p text:style-name="P6"><text:tab/>CTRL + K + C (para comentar) | CTRL + K + U (uncomment) </text:p>
      <text:p text:style-name="P2"><text:span text:style-name="T7">6</text:span>. use print and input <text:span text:style-name="T2">and blank lines </text:span><text:span text:style-name="T5">| control S to save file </text:span><text:span text:style-name="T6">| mathematic functions con variables</text:span></text:p>
      <text:p text:style-name="P7">7. Strings</text:p>
      <text:p text:style-name="P7"><text:tab/><text:span text:style-name="T12">usar single or double quotes, </text:span><text:span text:style-name="T13">debes ser consistente al usar las que prefieras</text:span></text:p>
      <text:p text:style-name="P7"><text:tab/><text:span text:style-name="T14">combinar strings usando “+”, declarar una variable y luego otra y sumarlas</text:span></text:p>
      <text:p text:style-name="P7"><text:tab/>print(first_name.upper())</text:p>
      <text:p text:style-name="P8"><text:tab/>print(first_name.<text:span text:style-name="T16">title</text:span>())</text:p>
      <text:p text:style-name="P7"><text:tab/>print(first_name.lower())</text:p>
      <text:p text:style-name="P7"><text:tab/>print(first_name.capitalize())</text:p>
      <text:p text:style-name="P7"><text:tab/>print(first_name.count("a")) <text:span text:style-name="T15">#contar las letras A en la variable first_name</text:span></text:p>
      <text:p text:style-name="P9">8. data types (strings) review data type number (use number to mathematical formulas and expressions)</text:p>
      <text:p text:style-name="P9"><text:tab/>need to convert string to numbers?</text:p>
      <text:p text:style-name="P9"><text:tab/>store numbers in variables</text:p>
      <text:p text:style-name="P9"><text:tab/><text:span text:style-name="T17">pi = 3.141516</text:span></text:p>
      <text:p text:style-name="P9"><text:tab/><text:span text:style-name="T17">print(pi)</text:span></text:p>
      <text:p text:style-name="P9"><draw:frame draw:style-name="fr1" draw:name="Image1" text:anchor-type="char" svg:width="4.2307in" svg:height="2.7437in" draw:z-index="0"><draw:image xlink:href="Pictures/1000020100000294000001AC19FE18FAE1CA3006.png" xlink:type="simple" xlink:show="embed" xlink:actuate="onLoad" loext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text:span text:style-name="T18">combine data types will bring errors</text:span></text:p>
      <text:p text:style-name="P9"><text:tab/><text:span text:style-name="T18">str() function to convert data types to strings</text:span></text:p>
      <text:p text:style-name="P9"><text:tab/><text:span text:style-name="T19">first_num = </text:span>‘<text:span text:style-name="T19">5’ <text:s/>→ number stored as string, not as number</text:span></text:p>
      <text:p text:style-name="P9"><text:tab/><text:span text:style-name="T19">input return strings </text:span><text:span text:style-name="T20">by default</text:span></text:p>
      <text:p text:style-name="P9"><text:tab/><text:span text:style-name="T19">int() converts strings integer (whole number)</text:span></text:p>
      <text:p text:style-name="P9"><text:tab/><text:span text:style-name="T19">float() converts to float (number with point)</text:span></text:p>
      <text:p text:style-name="P9"><text:tab/><text:span text:style-name="T20">converting data from one type to another is called type-casting or “casting”</text:span></text:p>
      <text:p text:style-name="P10">9. round</text:p>
      <text:p text:style-name="P10"><text:tab/>print(f“Round {number:.1f} please”) (:.1f the number indicates the # of decimals to round)</text:p>
      <text:p text:style-name="P10"><text:tab/><text:span text:style-name="T22">print(f”Write {big_number:,}”) (:, → will write the number as 10,300,300 (with commas))</text:span></text:p>
      <text:p text:style-name="P11"><text:tab/><text:span text:style-name="T22">print(f”Write {big_number:_}”) (:, → will write the number as 10_300_300 (with underscores))</text:span></text:p>
      <text:p text:style-name="P16">10. Use libraries (math library)</text:p>
      <text:p text:style-name="P11"><text:tab/><text:span text:style-name="T23">import math (at the top of the program)</text:span></text:p>
      <text:p text:style-name="P11"><text:tab/><text:span text:style-name="T23">math.pi</text:span></text:p>
      <text:p text:style-name="P12"><text:span text:style-name="T21"><text:tab/></text:span><text:span text:style-name="Source_20_Text"><text:span text:style-name="T24">math.ceil(value)</text:span></text:span><text:span text:style-name="T24">—Rounds </text:span><text:span text:style-name="Source_20_Text"><text:span text:style-name="T24">value</text:span></text:span><text:span text:style-name="T24"> up to the next whole number, the "ceiling."</text:span></text:p>
      <text:list xml:id="list4273622374" text:style-name="L3">
        <text:list-header>
          <text:p text:style-name="P20"><text:span text:style-name="Source_20_Text"><text:span text:style-name="T24">math.floor(value)</text:span></text:span><text:span text:style-name="T24">—Rounds </text:span><text:span text:style-name="Source_20_Text"><text:span text:style-name="T24">value</text:span></text:span><text:span text:style-name="T24"> down to the next whole number.<text:line-break/></text:span><text:span text:style-name="Source_20_Text"><text:span text:style-name="T24">math.exp(value)</text:span></text:span><text:span text:style-name="T24">—Raises </text:span><text:span text:style-name="Emphasis"><text:span text:style-name="T24">e</text:span></text:span><text:span text:style-name="T24"> to the power of </text:span><text:span text:style-name="Source_20_Text"><text:span text:style-name="T24">value</text:span></text:span><text:span text:style-name="T24">.<text:line-break/></text:span><text:span text:style-name="Source_20_Text"><text:span text:style-name="T24">math.sin(value)</text:span></text:span><text:span text:style-name="T24">—Computes the trigonometry </text:span><text:span text:style-name="Emphasis"><text:span text:style-name="T24">sine</text:span></text:span><text:span text:style-name="T24"> function of </text:span><text:span text:style-name="Source_20_Text"><text:span text:style-name="T24">value</text:span></text:span><text:span text:style-name="T24"> in </text:span></text:p>
        </text:list-header>
      </text:list>
      <text:p text:style-name="P11"/>
      <text:p text:style-name="P17">11. conditional logic</text:p>
      <text:p text:style-name="P17"><text:tab/>indentation in if statement<text:span text:style-name="T25">s</text:span> is 4 spaces</text:p>
      <text:p text:style-name="P17"><text:tab/><text:span text:style-name="T25">== equal to</text:span></text:p>
      <text:p text:style-name="P17"><text:tab/>!<text:span text:style-name="T25">= not equal to</text:span></text:p>
      <text:p text:style-name="P17"><text:tab/><text:span text:style-name="T28">|</text:span><text:span text:style-name="T25">if something:</text:span></text:p>
      <text:p text:style-name="P17"><text:tab/><text:span text:style-name="T28">|</text:span><text:tab/><text:span text:style-name="T25">do this </text:span><text:span text:style-name="T26">thing</text:span></text:p>
      <text:p text:style-name="P17"><text:tab/><text:span text:style-name="T28">|</text:span><text:span text:style-name="T25">else:</text:span></text:p>
      <text:p text:style-name="P17"><text:tab/><text:span text:style-name="T28">|</text:span><text:tab/><text:span text:style-name="T25">do this other thing</text:span></text:p>
      <text:p text:style-name="P17"><text:tab/><text:span text:style-name="T28">|</text:span><text:span text:style-name="T27">be careful when comparing strings</text:span></text:p>
      <text:p text:style-name="P17"><text:tab/><text:span text:style-name="T28">use elif, to check if one condition is true if not, pass to the other</text:span></text:p>
      <text:p text:style-name="P17"><text:tab/><text:span text:style-name="T28">add else statement for anything else that’s not inside the elif</text:span></text:p>
      <text:p text:style-name="P17"><text:tab/><text:span text:style-name="T28">if condition1 == “yes” or condition2 == “no” #if any of them is true</text:span></text:p>
      <text:p text:style-name="P17"><text:tab/><text:tab/><text:span text:style-name="T28">do this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2-02T20:44:27.913916444</dc:date>
    <meta:editing-duration>PT16H51M4S</meta:editing-duration>
    <meta:editing-cycles>36</meta:editing-cycles>
    <meta:document-statistic meta:table-count="0" meta:image-count="1" meta:object-count="0" meta:page-count="2" meta:paragraph-count="60" meta:word-count="409" meta:character-count="2596" meta:non-whitespace-character-count="2208"/>
  </office:meta>
</office:document-meta>
</file>